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64.42mm"/>
    </style:style>
    <style:style style:name="co3" style:family="table-column">
      <style:table-column-properties fo:break-before="auto" style:column-width="33.8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99.3mm" svg:y="5.51mm">
            <loext:p draw:notify-on-update-of-ranges="Feuille1.B2:Feuille1.B22 Feuille1.C2:Feuille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indice</text:p>
          </table:table-cell>
          <table:table-cell table:style-name="Default" office:value-type="string" calcext:value-type="string">
            <text:p>valeur PLATE</text:p>
          </table:table-cell>
          <table:table-cell table:style-name="Default" office:value-type="string" calcext:value-type="string">
            <text:p>moeur ISOLER</text:p>
          </table:table-cell>
          <table:table-cell table:style-name="Default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54" calcext:value-type="float">
            <text:p>54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195" calcext:value-type="float">
            <text:p>195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8:17.960810159</meta:creation-date>
    <dc:date>2017-04-28T17:22:41.643542642</dc:date>
    <meta:editing-duration>PT2M22S</meta:editing-duration>
    <meta:editing-cycles>1</meta:editing-cycles>
    <meta:document-statistic meta:table-count="1" meta:cell-count="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57cm" svg:y="3.972cm" style:legend-expansion="high" chart:style-name="ch2"/>
        <chart:plot-area chart:style-name="ch3" table:cell-range-address="Feuille1.B2:Feuille1.C22" svg:x="0.32cm" svg:y="0.18cm" svg:width="12.417cm" svg:height="8.64cm">
          <chartooo:coordinate-region svg:x="1.135cm" svg:y="0.369cm" svg:width="11.413cm" svg:height="7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22" chart:class="chart:line">
            <chart:data-point chart:repeated="21"/>
          </chart:series>
          <chart:series chart:style-name="ch7" chart:values-cell-range-address="Feuille1.C2:Feuille1.C2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">
                <text:p>13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